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007cm" draw:fill="none" draw:fill-color="#ffffff" fo:padding-top="-0.046cm" fo:padding-bottom="-0.046cm" fo:padding-left="-0.046cm" fo:padding-right="-0.046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-5cm"/>
          <draw:glue-point draw:id="6" svg:x="5cm" svg:y="-3.947cm"/>
          <draw:glue-point draw:id="7" svg:x="5cm" svg:y="-1.316cm"/>
          <draw:glue-point draw:id="8" svg:x="5cm" svg:y="5cm"/>
          <draw:glue-point draw:id="9" svg:x="-5cm" svg:y="5cm"/>
          <draw:glue-point draw:id="10" svg:x="-5cm" svg:y="-1.316cm"/>
          <draw:glue-point draw:id="11" svg:x="-5cm" svg:y="-3.947cm"/>
          <draw:glue-point draw:id="12" svg:x="0cm" svg:y="-5cm"/>
          <draw:glue-point draw:id="13" svg:x="5cm" svg:y="-4.474cm"/>
          <draw:glue-point draw:id="14" svg:x="5cm" svg:y="-2.632cm"/>
          <draw:glue-point draw:id="15" svg:x="5cm" svg:y="1.842cm"/>
          <draw:glue-point draw:id="16" svg:x="0cm" svg:y="5cm"/>
          <draw:glue-point draw:id="17" svg:x="-5cm" svg:y="1.842cm"/>
          <draw:glue-point draw:id="18" svg:x="-5cm" svg:y="-2.632cm"/>
          <draw:glue-point draw:id="19" svg:x="0cm" svg:y="0cm"/>
          <draw:glue-point draw:id="20" svg:x="0cm" svg:y="0cm"/>
          <draw:glue-point draw:id="21" svg:x="0cm" svg:y="0cm"/>
          <draw:glue-point draw:id="22" svg:x="-5cm" svg:y="-3.947cm"/>
          <draw:glue-point draw:id="23" svg:x="5cm" svg:y="-3.947cm"/>
          <draw:glue-point draw:id="24" svg:x="0cm" svg:y="-3.947cm"/>
          <draw:glue-point draw:id="25" svg:x="0cm" svg:y="0cm"/>
          <draw:glue-point draw:id="26" svg:x="0cm" svg:y="0cm"/>
          <draw:glue-point draw:id="27" svg:x="0cm" svg:y="0cm"/>
          <draw:glue-point draw:id="28" svg:x="-5cm" svg:y="-1.316cm"/>
          <draw:glue-point draw:id="29" svg:x="5cm" svg:y="-1.316cm"/>
          <draw:glue-point draw:id="30" svg:x="0cm" svg:y="-1.316cm"/>
          <draw:polygon draw:style-name="gr1" draw:layer="layout" svg:width="0.947cm" svg:height="2cm" svg:x="0cm" svg:y="0cm" svg:viewBox="0 0 948 2001" draw:points="0,0 948,0 948,210 948,737 948,2001 0,2001 0,737 0,210">
            <text:p/>
          </draw:polygon>
          <draw:polygon draw:style-name="gr2" draw:layer="layout" svg:width="0.947cm" svg:height="2cm" svg:x="0cm" svg:y="0cm" svg:viewBox="0 0 948 2001" draw:points="0,0 948,0 948,210 948,737 948,2001 0,2001 0,737 0,210">
            <text:p/>
          </draw:polygon>
          <draw:line draw:style-name="gr2" draw:layer="layout" svg:x1="0.474cm" svg:y1="1cm" svg:x2="0.474cm" svg:y2="1cm">
            <text:p/>
          </draw:line>
          <draw:line draw:style-name="gr2" draw:layer="layout" svg:x1="0cm" svg:y1="0.211cm" svg:x2="0.947cm" svg:y2="0.211cm">
            <text:p/>
          </draw:line>
          <draw:line draw:style-name="gr2" draw:layer="layout" svg:x1="0.474cm" svg:y1="1cm" svg:x2="0.474cm" svg:y2="1cm">
            <text:p/>
          </draw:line>
          <draw:line draw:style-name="gr2" draw:layer="layout" svg:x1="0cm" svg:y1="0.737cm" svg:x2="0.947cm" svg:y2="0.737cm">
            <text:p/>
          </draw:line>
          <draw:path draw:style-name="gr1" draw:layer="layout" svg:width="0.213cm" svg:height="0.316cm" svg:x="0.355cm" svg:y="0.316cm" svg:viewBox="0 0 214 317" svg:d="m107 0c143 0 143 317 0 317s-142-317 0-317z">
            <text:p/>
          </draw:path>
          <draw:path draw:style-name="gr3" draw:layer="layout" svg:width="0.213cm" svg:height="0.316cm" svg:x="0.355cm" svg:y="0.316cm" svg:viewBox="0 0 214 317" svg:d="m107 0c143 0 143 317 0 317s-142-317 0-31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Scanner</dc:title>
    <meta:creation-date>2011-02-07T17:07:27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